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Source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ositorySource.transform( org . w3c . dom . Document edoc , PipedOutputStream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sitorySource.canCancel( OutputStream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ource.RepositorySource( ServiceManager manager , String uri , Session session , Logger logge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RepositorySource.getChildre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positorySource.getInputStream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positorySource.make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ource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ource.convert( org . w3c . dom . Document edo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epositorySource.exis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ositorySource.dele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sitorySource.isColl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sitorySource.get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sitorySource.getSour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ource.cancel( OutputStream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sitorySource.getLastModifi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sitorySource.getChil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sitorySource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sitorySource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sitorySource.getOut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sitorySource.getMime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sitorySource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ource.getContentLeng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sitorySource.getValid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